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ext_20_body">
      <style:paragraph-properties fo:margin-left="0in" fo:margin-right="0in" fo:line-height="150%" fo:orphans="2" fo:widows="2" fo:text-indent="0in" style:auto-text-indent="false"/>
    </style:style>
    <style:style style:name="P17" style:family="paragraph" style:parent-style-name="Standard">
      <style:text-properties fo:background-color="#ffff00"/>
    </style:style>
    <style:style style:name="P18" style:family="paragraph" style:parent-style-name="Preformatted_20_Text">
      <style:paragraph-properties fo:margin-top="0in" fo:margin-bottom="0.1965in" style:contextual-spacing="false"/>
    </style:style>
    <style:style style:name="P19" style:family="paragraph" style:parent-style-name="Preformatted_20_Text">
      <style:paragraph-properties fo:margin-top="0in" fo:margin-bottom="0.1965in" style:contextual-spacing="false"/>
      <style:text-properties officeooo:paragraph-rsid="002473fe"/>
    </style:style>
    <style:style style:name="P20" style:family="paragraph" style:parent-style-name="Standard">
      <style:text-properties fo:font-weight="normal" officeooo:rsid="0019ab0a" style:font-weight-asian="normal" style:font-weight-complex="normal"/>
    </style:style>
    <style:style style:name="P21" style:family="paragraph" style:parent-style-name="Standard">
      <style:text-properties fo:font-weight="bold" officeooo:rsid="0019ab0a"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fo:background-color="#ffff00" loext:char-shading-value="0"/>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2473fe" fo:background-color="transparent" loext:char-shading-value="0" style:font-weight-asian="normal" style:font-weight-complex="normal"/>
    </style:style>
    <style:style style:name="T21" style:family="text">
      <style:text-properties officeooo:rsid="002ae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1">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6"><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oft-page-break/><text:span text:style-name="Source_20_Text"><text:span text:style-name="T8">sudo apt install libxcb-dri2-0 libxcb-dri3-0 libwayland-client0 libwayland-server0 libx11-xcb1</text:span></text:span></text:p>
      <text:p text:style-name="P16"><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8">https://habr.com/ru/companies/yandex_praktikum/articles/591541/</text:span></text:a></text:p>
      <text:p text:style-name="P17">https://github.com/cpppracticum/GPGPU_Habr_Materials/tree/main/mandelmin</text:p>
      <text:p text:style-name="Standard"/>
      <text:p text:style-name="P15">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18"><text:span text:style-name="Source_20_Text"><text:span text:style-name="T19"/></text:span></text:p>
      <text:p text:style-name="P19"><text:span text:style-name="Source_20_Text"><text:span text:style-name="T20">clinfo</text:span></text:span></text:p>
      <text:p text:style-name="P19"><text:span text:style-name="Source_20_Text"><text:span text:style-name="T19">clpeak <text:s/></text:span></text:span><text:span text:style-name="Source_20_Text"><text:span text:style-name="T20">тест</text:span></text:span></text:p>
      <text:p text:style-name="Standard"/>
      <text:p text:style-name="P20"><text:span text:style-name="Source_20_Text"><text:span text:style-name="T17"/></text:span></text:p>
      <text:p text:style-name="P20"><text:span text:style-name="Source_20_Text"><text:span text:style-name="T17"/></text:span></text:p>
      <text:p text:style-name="P20"><text:span text:style-name="Source_20_Text"><text:span text:style-name="T17"/></text:span></text:p>
      <text:p text:style-name="P20"><text:span text:style-name="Source_20_Text"><text:span text:style-name="T17"/></text:span></text:p>
      <text:p text:style-name="P20"><text:span text:style-name="Source_20_Text"><text:span text:style-name="T17"/></text:span></text:p>
      <text:p text:style-name="P20"><text:span text:style-name="Source_20_Text"><text:span text:style-name="T17"/></text:span></text:p>
      <text:p text:style-name="P20"><text:soft-page-break/><text:span text:style-name="Source_20_Text"><text:span text:style-name="T17">cl_khr_global_int32_base_atomics <text:s/></text:span></text:span><text:span text:style-name="Source_20_Text">allows OpenCL C atomic operations to be performed on 32-bit signed and unsigned integers in global memory.</text:span></text:p>
      <text:p text:style-name="P21">cl_khr_global_int32_extended_atomics</text:p>
      <text:p text:style-name="P21">cl_khr_local_int32_base_atomics</text:p>
      <text:p text:style-name="P21">cl_khr_local_int32_extended_atomics</text:p>
      <text:p text:style-name="P21">cl_khr_fp64</text:p>
      <text:p text:style-name="P21">cl_khr_3d_image_writes</text:p>
      <text:p text:style-name="P21">cl_khr_byte_addressable_store</text:p>
      <text:p text:style-name="P21">cl_khr_icd</text:p>
      <text:p text:style-name="P21">cl_khr_gl_sharing</text:p>
      <text:p text:style-name="P21">cl_nv_compiler_options</text:p>
      <text:p text:style-name="P21">cl_nv_device_attribute_query</text:p>
      <text:p text:style-name="P21">cl_nv_pragma_unroll</text:p>
      <text:p text:style-name="P21">cl_nv_create_buffer</text:p>
      <text:p text:style-name="P21">cl_khr_int64_base_atomics</text:p>
      <text:p text:style-name="P21">cl_khr_int64_extended_atomics</text:p>
      <text:p text:style-name="P21">cl_khr_device_uuid</text:p>
      <text:p text:style-name="P21">cl_khr_pci_bus_info</text:p>
      <text:p text:style-name="P21">cl_khr_external_semaphore</text:p>
      <text:p text:style-name="P21">cl_khr_external_memory</text:p>
      <text:p text:style-name="P21">cl_khr_external_semaphore_opaque_fd</text:p>
      <text:p text:style-name="P21">cl_khr_external_memory_opaque_fd</text:p>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402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6T10:10:58.028036299</dc:date>
    <meta:editing-duration>PT14H12M54S</meta:editing-duration>
    <meta:editing-cycles>32</meta:editing-cycles>
    <meta:document-statistic meta:table-count="0" meta:image-count="0" meta:object-count="0" meta:page-count="3" meta:paragraph-count="78" meta:word-count="286" meta:character-count="3489" meta:non-whitespace-character-count="3271"/>
  </office:meta>
</office:document-meta>
</file>